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9a7" officeooo:paragraph-rsid="000e99a7"/>
    </style:style>
    <style:style style:name="P2" style:family="paragraph" style:parent-style-name="Standard">
      <style:text-properties fo:color="#ce181e" fo:font-size="18pt" fo:font-weight="bold" officeooo:rsid="000e99a7" officeooo:paragraph-rsid="000e99a7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ourier New" fo:font-size="10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Courier New" fo:font-size="10pt" fo:letter-spacing="normal" fo:font-style="normal" fo:font-weight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Heading_20_2">
      <style:text-properties fo:font-variant="normal" fo:text-transform="none" fo:color="#000000" style:font-name="Times New Roman" fo:font-size="18pt" fo:letter-spacing="normal" fo:font-style="normal" officeooo:rsid="000e99a7" officeooo:paragraph-rsid="000e99a7"/>
    </style:style>
    <style:style style:name="P9" style:family="paragraph" style:parent-style-name="Heading_20_2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ourier New" fo:font-size="10pt" fo:letter-spacing="normal" fo:font-style="normal" fo:font-weight="normal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0000ff"/>
    </style:style>
    <style:style style:name="T4" style:family="text">
      <style:text-properties fo:color="#0000ff" style:font-name="Courier New" fo:font-size="10pt"/>
    </style:style>
    <style:style style:name="T5" style:family="text">
      <style:text-properties fo:color="#0000ff" style:font-name="Courier New" fo:font-size="10pt" fo:font-style="normal" fo:font-weight="normal"/>
    </style:style>
    <style:style style:name="T6" style:family="text">
      <style:text-properties style:font-name="Courier New" fo:font-size="10pt"/>
    </style:style>
    <style:style style:name="T7" style:family="text">
      <style:text-properties style:font-name="Courier New" fo:font-size="10pt" fo:font-style="normal" fo:font-weight="normal"/>
    </style:style>
    <style:style style:name="T8" style:family="text">
      <style:text-properties fo:color="#800000"/>
    </style:style>
    <style:style style:name="T9" style:family="text">
      <style:text-properties fo:color="#800000" style:font-name="Courier New" fo:font-size="10pt"/>
    </style:style>
    <style:style style:name="T10" style:family="text">
      <style:text-properties fo:color="#800000" style:font-name="Courier New" fo:font-size="10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яснения задач</text:p>
      <text:h text:style-name="P8" text:outline-level="2">Поиск цикла</text:h>
      <text:p text:style-name="P3">Дан ориентированный невзвешенный граф. Необходимо определить есть ли в нём циклы, и если есть, то вывести любой из них.</text:p>
      <text:p text:style-name="P3"><text:span text:style-name="T1">Вход.</text:span> В первой строке входного файла находятся два натуральных числа <text:span text:style-name="T2">n</text:span>, <text:span text:style-name="T2">m</text:span> (1 ≤ <text:span text:style-name="T2">n</text:span> ≤ 100000, 1 ≤ <text:span text:style-name="T2">m</text:span> ≤ 100000) – количество вершин и ребер в графе соответственно. Далее в <text:span text:style-name="T2">m</text:span>строках перечислены рёбра графа. Каждое задаётся парой чисел –  номерами начальной и конечной вершин соответственно.</text:p>
      <text:p text:style-name="P3"><text:span text:style-name="T1">Выход.</text:span> Если в графе нет цикла, то вывести "NO", иначе "YES" и затем перечислить вершины в порядке обхода цикла.</text:p>
      <text:p text:style-name="P4">Пример входа</text:p>
      <text:p text:style-name="P10">2 2</text:p>
      <text:p text:style-name="P10">1 2</text:p>
      <text:p text:style-name="P10">2 1</text:p>
      <text:p text:style-name="P11"> </text:p>
      <text:p text:style-name="P4">Пример выхода</text:p>
      <text:p text:style-name="P5">YES</text:p>
      <text:p text:style-name="P5">1 2</text:p>
      <text:h text:style-name="P9" text:outline-level="2">РЕШЕНИЕ</text:h>
      <text:p text:style-name="P6">графы – поиск в глубину</text:p>
      <text:p text:style-name="P4">Анализ алгоритма</text:p>
      <text:p text:style-name="P3">Запустим серию обходов графа в глубину. То есть из каждой вершины, в которой мы еще не были, запустим поиск в глубину, который при входе в вершину будет красить ее в серый цвет, а при выходе в черный. Если поиск в глубину старается пойти в серую вершину, то это означает, что найден цикл.</text:p>
      <text:p text:style-name="P3">Для восстановления цикла после его нахождения следует хранить последовательность вершин в порядке обхода в глубину. Например, если массив содержит вершины (2, 6, 3, 5, 4, 3), то искомым циклом будет (3, 5, 4).</text:p>
      <text:p text:style-name="P4">Реализация алгоритма</text:p>
      <text:p text:style-name="P3">Список смежности графа будем хранить в векторе g. Вектор g[<text:span text:style-name="T2">i</text:span>] содержит список вершин, смежных с вершиной <text:span text:style-name="T2">i</text:span>. В массиве path будем хранить последовательность вершин в порядке обхода в глубину.</text:p>
      <text:p text:style-name="P5">vector&lt;vector&lt;<text:span text:style-name="T3">int</text:span>&gt; &gt; g;</text:p>
      <text:p text:style-name="P5">vector&lt;<text:span text:style-name="T3">int</text:span>&gt; used, path;</text:p>
      <text:p text:style-name="P3">Реализуем поиск в глубину. При входе в вершину <text:span text:style-name="T2">v</text:span> красим ее серым цветом (used[<text:span text:style-name="T2">v</text:span>] = 1), при выходе – черным (used[<text:span text:style-name="T2">v</text:span>] = 2). При указанных ограничениях может существовать тест, в котором граф будет содержать 100000 вершин и ребра таким образом, что функция dfs будет вызываться 100000 раз. В этом случае может возникнуть ошибка выполнения «Переполнение стека». Для ее избежания следует увеличить стек командой</text:p>
      <text:p text:style-name="P3"><text:soft-page-break/><text:span text:style-name="T4">#pragma</text:span> <text:span text:style-name="T4">comment</text:span><text:span text:style-name="T6">(linker, </text:span><text:span text:style-name="T9">"/STACK:100000000"</text:span><text:span text:style-name="T6">)</text:span></text:p>
      <text:p text:style-name="P3">Функция dfs возвращает 1, если цикл найден, и 0 в противном случае.</text:p>
      <text:p text:style-name="P3"><text:span text:style-name="T4">int</text:span> <text:span text:style-name="T6">dfs(</text:span><text:span text:style-name="T4">int</text:span><text:span text:style-name="T6"> v)</text:span></text:p>
      <text:p text:style-name="P5">{</text:p>
      <text:p text:style-name="P7">  <text:span text:style-name="T7">used[v] = 1; path.push_back(v);</text:span></text:p>
      <text:p text:style-name="P7">  <text:span text:style-name="T5">for</text:span><text:span text:style-name="T7">(</text:span><text:span text:style-name="T5">int</text:span><text:span text:style-name="T7"> i = 0; i &lt; g[v].size(); i++)</text:span></text:p>
      <text:p text:style-name="P7">  <text:span text:style-name="T7">{</text:span></text:p>
      <text:p text:style-name="P3">Цикл считается найденным, если поиск в глубину старается пойти в серую вершину (в вершину <text:span text:style-name="T2">to</text:span>, для которой used[<text:span text:style-name="T2">to</text:span>] = 1).</text:p>
      <text:p text:style-name="P7">    <text:span text:style-name="T5">int</text:span><text:span text:style-name="T7"> to = g[v][i];</text:span></text:p>
      <text:p text:style-name="P7">    <text:span text:style-name="T5">if</text:span><text:span text:style-name="T7"> (used[to] == 1)</text:span></text:p>
      <text:p text:style-name="P7">    <text:span text:style-name="T7">{</text:span></text:p>
      <text:p text:style-name="P7">      <text:span text:style-name="T7">path.push_back(to);</text:span></text:p>
      <text:p text:style-name="P7">      <text:span text:style-name="T5">return</text:span><text:span text:style-name="T7"> 1;</text:span></text:p>
      <text:p text:style-name="P7">    <text:span text:style-name="T7">}</text:span></text:p>
      <text:p text:style-name="P3">Если вершина <text:span text:style-name="T2">to</text:span> еще белая, то запускаем из нее поиск в глубину. Если поиск в глубину вернул 1 (цикл найден), то возвращаемся из функции.</text:p>
      <text:p text:style-name="P7">    <text:span text:style-name="T5">if</text:span><text:span text:style-name="T7"> (!used[to] &amp;&amp; dfs(to)) </text:span><text:span text:style-name="T5">return</text:span><text:span text:style-name="T7"> 1;</text:span></text:p>
      <text:p text:style-name="P7">  <text:span text:style-name="T7">}</text:span></text:p>
      <text:p text:style-name="P7">  <text:span text:style-name="T7">used[v] = 2;</text:span></text:p>
      <text:p text:style-name="P7">  <text:span text:style-name="T7">path.pop_back();</text:span></text:p>
      <text:p text:style-name="P7">  <text:span text:style-name="T5">return</text:span><text:span text:style-name="T7"> 0;</text:span></text:p>
      <text:p text:style-name="P5">}</text:p>
      <text:p text:style-name="P3">Основная часть программы. Читаем входной граф и строим список смежностей.</text:p>
      <text:p text:style-name="P5">scanf(<text:span text:style-name="T8">"%d %d"</text:span>, &amp;n, &amp;m);</text:p>
      <text:p text:style-name="P5">g.resize(n + 1); used.resize(n + 1, 0);</text:p>
      <text:p text:style-name="P3"><text:span text:style-name="T4">for</text:span><text:span text:style-name="T6">(i = 0; i &lt; m; i++)</text:span></text:p>
      <text:p text:style-name="P7">  <text:span text:style-name="T7">scanf(</text:span><text:span text:style-name="T10">"%d %d"</text:span><text:span text:style-name="T7">,&amp;a,&amp;b),</text:span></text:p>
      <text:p text:style-name="P7">  <text:span text:style-name="T7">g[a].push_back(b);</text:span></text:p>
      <text:p text:style-name="P3">Запускаем серию обходов в глубину. Если вершина <text:span text:style-name="T2">i </text:span>еще не просмотрена, то запускаем из нее поиск в глубину. Если при очередном вызове функция dfs вернула 1 (найден цикл в графе), то останавливаем поиск.</text:p>
      <text:p text:style-name="P5">path.clear();</text:p>
      <text:p text:style-name="P3"><text:span text:style-name="T4">for</text:span><text:span text:style-name="T6">(i = 1; i &lt;= n; i++)</text:span></text:p>
      <text:p text:style-name="P7">  <text:span text:style-name="T5">if</text:span><text:span text:style-name="T7"> (!used[i] &amp;&amp; dfs(i)) </text:span><text:span text:style-name="T5">break</text:span><text:span text:style-name="T7">;</text:span></text:p>
      <text:p text:style-name="P3">Если выход из предыдущего цикла состоялся по команде <text:span text:style-name="T2">break</text:span>, то был найден цикл. В этом случае значение переменной <text:span text:style-name="T2">i</text:span> будет меньше значения переменной <text:span text:style-name="T2">n</text:span>. Выводим цикл, исходя из информации в массиве path.</text:p>
      <text:p text:style-name="P3"><text:span text:style-name="T4">if</text:span> <text:span text:style-name="T6">(i &lt; n)</text:span></text:p>
      <text:p text:style-name="P5">{</text:p>
      <text:p text:style-name="P7">  <text:span text:style-name="T5">for</text:span><text:span text:style-name="T7">(i = path.size() - 2; path[i] != path[path.size() - 1]; i--);</text:span></text:p>
      <text:p text:style-name="P7">  <text:span text:style-name="T7">i++; printf(</text:span><text:span text:style-name="T10">"YES\n%d"</text:span><text:span text:style-name="T7">,path[i++]);</text:span></text:p>
      <text:p text:style-name="P7"><text:soft-page-break/>  <text:span text:style-name="T5">for</text:span><text:span text:style-name="T7">(; i &lt; path.size(); i++)</text:span></text:p>
      <text:p text:style-name="P7">    <text:span text:style-name="T7">printf(</text:span><text:span text:style-name="T10">" %d"</text:span><text:span text:style-name="T7">, path[i]);</text:span></text:p>
      <text:p text:style-name="P7">  <text:span text:style-name="T7">printf(</text:span><text:span text:style-name="T10">"\n"</text:span><text:span text:style-name="T7">);</text:span></text:p>
      <text:p text:style-name="P5">} <text:span text:style-name="T3">else</text:span> printf(<text:span text:style-name="T8">"NO\n"</text:span>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0:45:40.856396208</meta:creation-date>
    <dc:date>2017-11-05T10:47:08.195905475</dc:date>
    <meta:editing-duration>PT1M30S</meta:editing-duration>
    <meta:editing-cycles>1</meta:editing-cycles>
    <meta:document-statistic meta:table-count="0" meta:image-count="0" meta:object-count="0" meta:page-count="3" meta:paragraph-count="63" meta:word-count="534" meta:character-count="3296" meta:non-whitespace-character-count="2755"/>
    <meta:generator>LibreOffice/5.4.1.2$Linux_X86_64 LibreOffice_project/40m0$Build-2</meta:generator>
  </office:meta>
</office:document-meta>
</file>